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64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2.8125in"/>
    </style:style>
    <style:style style:name="Table1.E" style:family="table-column">
      <style:table-column-properties style:column-width="1.4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Noto Sans" fo:font-size="11pt" officeooo:rsid="000e07af" officeooo:paragraph-rsid="000e07af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Noto San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0fcff6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4c851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1cd0b2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1pt" officeooo:rsid="0037323b" officeooo:paragraph-rsid="0037323b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1pt" officeooo:rsid="003f5133" officeooo:paragraph-rsid="004c8518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1pt" officeooo:rsid="004af940" officeooo:paragraph-rsid="004af940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1pt" officeooo:rsid="004c8518" officeooo:paragraph-rsid="004c851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1pt" officeooo:rsid="004c8518" officeooo:paragraph-rsid="004d99d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252fa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12157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f5133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4d99d2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1pt" officeooo:rsid="003adcdc" officeooo:paragraph-rsid="004d99d2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1pt" officeooo:rsid="00510264" officeooo:paragraph-rsid="00510264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1pt" officeooo:rsid="004dc9d5" officeooo:paragraph-rsid="004dc9d5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1pt" officeooo:rsid="004dc9d5" officeooo:paragraph-rsid="0053f510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Noto Sans" fo:font-size="11pt" officeooo:rsid="004d1093" officeooo:paragraph-rsid="0053f510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Noto Sans" fo:font-size="11pt" officeooo:rsid="00518af3" officeooo:paragraph-rsid="0053f510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11pt" officeooo:rsid="0055928b" officeooo:paragraph-rsid="0055928b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1pt" officeooo:rsid="0055bc70" officeooo:paragraph-rsid="0055bc70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Noto Sans" fo:font-size="11pt" officeooo:rsid="00567b67" officeooo:paragraph-rsid="00567b67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Noto Sans" fo:font-size="11pt" officeooo:rsid="0059a400" officeooo:paragraph-rsid="0059a400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debc6" officeooo:paragraph-rsid="003debc6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3bffa" officeooo:paragraph-rsid="0043bffa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c8518" officeooo:paragraph-rsid="004c851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510264" officeooo:paragraph-rsid="00510264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524419" officeooo:paragraph-rsid="00524419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dc9d5" officeooo:paragraph-rsid="0053f510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3debc6" officeooo:paragraph-rsid="003debc6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524419" officeooo:paragraph-rsid="00524419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4d1093" officeooo:paragraph-rsid="0053f510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568cb6" officeooo:paragraph-rsid="0053f510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officeooo:rsid="00567b67" officeooo:paragraph-rsid="00567b67"/>
    </style:style>
    <style:style style:name="P36" style:family="paragraph" style:parent-style-name="Table_20_Heading">
      <style:text-properties style:font-name="Noto Sans" fo:font-size="11pt" officeooo:rsid="000e07af" officeooo:paragraph-rsid="000e07af" style:font-size-asian="11pt" style:font-size-complex="11pt"/>
    </style:style>
    <style:style style:name="P37" style:family="paragraph" style:parent-style-name="Table_20_Heading">
      <style:text-properties style:font-name="Noto Sans" fo:font-size="11pt" officeooo:rsid="0053f510" officeooo:paragraph-rsid="0053f510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Noto Sans" fo:font-size="11pt" fo:font-weight="bold" officeooo:rsid="000e07af" officeooo:paragraph-rsid="000e07af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Noto Sans" fo:font-size="13pt" fo:font-weight="bold" officeooo:rsid="000e07af" officeooo:paragraph-rsid="000e07af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Noto Sans" fo:font-size="2pt" fo:font-weight="bold" officeooo:rsid="000e07af" officeooo:paragraph-rsid="000e07af" style:font-size-asian="1.75pt" style:font-weight-asian="bold" style:font-size-complex="2pt" style:font-weight-complex="bold"/>
    </style:style>
    <style:style style:name="T1" style:family="text">
      <style:text-properties officeooo:rsid="0012157f"/>
    </style:style>
    <style:style style:name="T2" style:family="text">
      <style:text-properties fo:font-weight="normal" officeooo:rsid="0013f7e4" style:font-weight-asian="normal" style:font-weight-complex="normal"/>
    </style:style>
    <style:style style:name="T3" style:family="text">
      <style:text-properties officeooo:rsid="003252fa"/>
    </style:style>
    <style:style style:name="T4" style:family="text">
      <style:text-properties officeooo:rsid="003c5d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f5133"/>
    </style:style>
    <style:style style:name="T7" style:family="text">
      <style:text-properties officeooo:rsid="003f97c1"/>
    </style:style>
    <style:style style:name="T8" style:family="text">
      <style:text-properties officeooo:rsid="0043bffa"/>
    </style:style>
    <style:style style:name="T9" style:family="text">
      <style:text-properties officeooo:rsid="004929b3"/>
    </style:style>
    <style:style style:name="T10" style:family="text">
      <style:text-properties officeooo:rsid="004d99d2"/>
    </style:style>
    <style:style style:name="T11" style:family="text">
      <style:text-properties officeooo:rsid="00510264"/>
    </style:style>
    <style:style style:name="T12" style:family="text">
      <style:text-properties officeooo:rsid="004fb5f5"/>
    </style:style>
    <style:style style:name="T13" style:family="text">
      <style:text-properties officeooo:rsid="00555a19"/>
    </style:style>
    <style:style style:name="T14" style:family="text">
      <style:text-properties style:font-name="Noto Sans" fo:font-size="11pt" style:font-size-asian="11pt" style:font-size-complex="11pt"/>
    </style:style>
    <style:style style:name="T15" style:family="text">
      <style:text-properties style:font-name="Noto Sans" fo:font-size="11pt" officeooo:rsid="00567b67" style:font-size-asian="11pt" style:font-size-complex="11pt"/>
    </style:style>
    <style:style style:name="T16" style:family="text">
      <style:text-properties officeooo:rsid="0055928b"/>
    </style:style>
    <style:style style:name="T17" style:family="text">
      <style:text-properties officeooo:rsid="00568cb6"/>
    </style:style>
    <style:style style:name="T18" style:family="text">
      <style:text-properties officeooo:rsid="0055bc70"/>
    </style:style>
    <style:style style:name="T19" style:family="text">
      <style:text-properties officeooo:rsid="0059552f"/>
    </style:style>
    <style:style style:name="T20" style:family="text">
      <style:text-properties officeooo:rsid="0059a400"/>
    </style:style>
    <style:style style:name="T21" style:family="text">
      <style:text-properties officeooo:rsid="0059d2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1">Fall</text:span> 201<text:span text:style-name="T9">9</text:span> – STAT 201-0<text:span text:style-name="T11">2</text:span> Schedule</text:p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6">Week</text:p>
            </table:table-cell>
            <table:table-cell table:style-name="Table1.A1" office:value-type="string">
              <text:p text:style-name="P36">Date</text:p>
            </table:table-cell>
            <table:table-cell table:style-name="Table1.A1" office:value-type="string">
              <text:p text:style-name="P37">Sections</text:p>
            </table:table-cell>
            <table:table-cell table:style-name="Table1.A1" office:value-type="string">
              <text:p text:style-name="P36">Topics</text:p>
            </table:table-cell>
            <table:table-cell table:style-name="Table1.E1" office:value-type="string">
              <text:p text:style-name="P36">Due <text:span text:style-name="T1">before class</text:span>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6">8/26</text:p>
          </table:table-cell>
          <table:table-cell table:style-name="Table1.A2" office:value-type="string">
            <text:p text:style-name="P22">1.1, 1.2</text:p>
          </table:table-cell>
          <table:table-cell table:style-name="Table1.A2" office:value-type="string">
            <text:p text:style-name="P19"><text:span text:style-name="T12">Introduction to </text:span>Statistics and <text:span text:style-name="T12">D</text:span>ata</text:p>
            <text:p text:style-name="P18">Intro to <text:span text:style-name="T19">MyStatLab and StatCrunch</text:span>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6">9/2</text:p>
          </table:table-cell>
          <table:table-cell table:style-name="Table1.A2" office:value-type="string">
            <text:p text:style-name="P28">No class</text:p>
          </table:table-cell>
          <table:table-cell table:style-name="Table1.A2" office:value-type="string">
            <text:p text:style-name="P28">Labor Day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6">9/9</text:p>
          </table:table-cell>
          <table:table-cell table:style-name="Table1.A2" office:value-type="string">
            <text:p text:style-name="P28">No class</text:p>
          </table:table-cell>
          <table:table-cell table:style-name="Table1.A2" office:value-type="string">
            <text:p text:style-name="P28">Instructor out-of-town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16">9/16</text:p>
          </table:table-cell>
          <table:table-cell table:style-name="Table1.A2" office:value-type="string">
            <text:p text:style-name="P8">4.1, <text:span text:style-name="T18">4.2</text:span></text:p>
          </table:table-cell>
          <table:table-cell table:style-name="Table1.A2" office:value-type="string">
            <text:p text:style-name="P20">Introduction to <text:span text:style-name="T13">P</text:span>robability</text:p>
          </table:table-cell>
          <table:table-cell table:style-name="Table1.E2" office:value-type="string">
            <text:p text:style-name="P4">H<text:span text:style-name="T3">W</text:span> 1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6">9/23</text:p>
          </table:table-cell>
          <table:table-cell table:style-name="Table1.A2" office:value-type="string">
            <text:p text:style-name="P32">4.3, <text:span text:style-name="T18">1.3</text:span></text:p>
          </table:table-cell>
          <table:table-cell table:style-name="Table1.A2" office:value-type="string">
            <text:p text:style-name="P33"><text:span text:style-name="T13">More P</text:span>robability, <text:span text:style-name="T13">Sampling methods and Types of Studies</text:span></text:p>
          </table:table-cell>
          <table:table-cell table:style-name="Table1.E2" office:value-type="string">
            <text:p text:style-name="P10">H<text:span text:style-name="T10">W 2 </text:span>/ Quiz 1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16">9/30</text:p>
          </table:table-cell>
          <table:table-cell table:style-name="Table1.A2" office:value-type="string">
            <text:p text:style-name="P23">2.1-2.<text:span text:style-name="T21">3</text:span>, 3.1, 3.2</text:p>
          </table:table-cell>
          <table:table-cell table:style-name="Table1.A2" office:value-type="string">
            <text:p text:style-name="P19">Examining <text:span text:style-name="T13">and Summarizing Data</text:span></text:p>
          </table:table-cell>
          <table:table-cell table:style-name="Table1.E2" office:value-type="string">
            <text:p text:style-name="P15">HW <text:span text:style-name="T10">3</text:span> / Quiz <text:span text:style-name="T10">2</text:span>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6">10/7</text:p>
          </table:table-cell>
          <table:table-cell table:style-name="Table1.A2" office:value-type="string">
            <text:p text:style-name="P23">3.3, 5.1</text:p>
          </table:table-cell>
          <table:table-cell table:style-name="Table1.A2" office:value-type="string">
            <text:p text:style-name="P18">Random <text:span text:style-name="T16">V</text:span>ariables, <text:span text:style-name="T17">Distributions and Measures of Relative Standing</text:span></text:p>
          </table:table-cell>
          <table:table-cell table:style-name="Table1.E2" office:value-type="string">
            <text:p text:style-name="P14">H<text:span text:style-name="T3">W</text:span> <text:span text:style-name="T10">4 / </text:span>Quiz <text:span text:style-name="T10">3</text:span>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16">10/14</text:p>
          </table:table-cell>
          <table:table-cell table:style-name="Table1.A2" office:value-type="string">
            <text:p text:style-name="P23">5.2, 6.1, 6.2</text:p>
          </table:table-cell>
          <table:table-cell table:style-name="Table1.A2" office:value-type="string">
            <text:p text:style-name="P21">Normal and Binomials Distributions</text:p>
          </table:table-cell>
          <table:table-cell table:style-name="Table1.E2" office:value-type="string">
            <text:p text:style-name="P14">H<text:span text:style-name="T3">W</text:span> <text:span text:style-name="T4">5 / </text:span>Quiz <text:span text:style-name="T10">4</text:span>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16">10/21</text:p>
          </table:table-cell>
          <table:table-cell table:style-name="Table1.A2" office:value-type="string">
            <text:p text:style-name="P23">6.3, 6.4, 7.1, 7.2</text:p>
          </table:table-cell>
          <table:table-cell table:style-name="Table1.A2" office:value-type="string">
            <text:p text:style-name="P34">Central Limit Theorem and Confidence Intervals</text:p>
            <text:p text:style-name="P30">Midterm <text:span text:style-name="T17">Review</text:span></text:p>
          </table:table-cell>
          <table:table-cell table:style-name="Table1.E2" office:value-type="string">
            <text:p text:style-name="P11">H<text:span text:style-name="T3">W 6 / </text:span>Quiz <text:span text:style-name="T8">5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6">10/28</text:p>
          </table:table-cell>
          <table:table-cell table:style-name="Table1.A2" office:value-type="string">
            <text:p text:style-name="P25">No class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31">Quiz 6</text:p>
            <text:p text:style-name="P12"><text:span text:style-name="T5">Midterm </text:span><text:span text:style-name="T2">(Ch 1- 6)</text:span></text:p>
          </table:table-cell>
        </table:table-row>
        <table:table-row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16">11/4</text:p>
          </table:table-cell>
          <table:table-cell table:style-name="Table1.A2" office:value-type="string">
            <text:p text:style-name="P23">7.1, 7.2, 8.1</text:p>
          </table:table-cell>
          <table:table-cell table:style-name="Table1.A2" office:value-type="string">
            <text:p text:style-name="P18">Hypothesis testing</text:p>
            <text:p text:style-name="P18">Sample size/power calculations</text:p>
          </table:table-cell>
          <table:table-cell table:style-name="Table1.E2" office:value-type="string">
            <text:p text:style-name="P11">H<text:span text:style-name="T3">W</text:span> 7</text:p>
          </table:table-cell>
        </table:table-row>
        <table:table-row>
          <table:table-cell table:style-name="Table1.A2" office:value-type="string">
            <text:p text:style-name="P24">9</text:p>
          </table:table-cell>
          <table:table-cell table:style-name="Table1.A2" office:value-type="string">
            <text:p text:style-name="P16">11/11</text:p>
          </table:table-cell>
          <table:table-cell table:style-name="Table1.A2" office:value-type="string">
            <text:p text:style-name="P23">8.3, 9.2, 9.3</text:p>
          </table:table-cell>
          <table:table-cell table:style-name="Table1.A2" office:value-type="string">
            <text:p text:style-name="P17">Inference for numeric data</text:p>
          </table:table-cell>
          <table:table-cell table:style-name="Table1.E2" office:value-type="string">
            <text:p text:style-name="P11">H<text:span text:style-name="T3">W</text:span> 8 / Quiz <text:span text:style-name="T6">7</text:span></text:p>
          </table:table-cell>
        </table:table-row>
        <table:table-row>
          <table:table-cell table:style-name="Table1.A2" office:value-type="string">
            <text:p text:style-name="P3">1<text:span text:style-name="T20">0</text:span></text:p>
          </table:table-cell>
          <table:table-cell table:style-name="Table1.A2" office:value-type="string">
            <text:p text:style-name="P16">11/18</text:p>
          </table:table-cell>
          <table:table-cell table:style-name="Table1.A2" office:value-type="string">
            <text:p text:style-name="P35"><text:span text:style-name="T15">8.</text:span><text:span text:style-name="T14">2, 9.1, 11.1, 11.2</text:span></text:p>
          </table:table-cell>
          <table:table-cell table:style-name="Table1.A2" office:value-type="string">
            <text:p text:style-name="P18">Inference for categorical data</text:p>
          </table:table-cell>
          <table:table-cell table:style-name="Table1.E2" office:value-type="string">
            <text:p text:style-name="P11">H<text:span text:style-name="T3">W</text:span> 9 / Quiz <text:span text:style-name="T6">8</text:span></text:p>
          </table:table-cell>
        </table:table-row>
        <table:table-row>
          <table:table-cell table:style-name="Table1.A2" office:value-type="string">
            <text:p text:style-name="P3">1<text:span text:style-name="T20">1</text:span></text:p>
          </table:table-cell>
          <table:table-cell table:style-name="Table1.A2" office:value-type="string">
            <text:p text:style-name="P16">11/25</text:p>
          </table:table-cell>
          <table:table-cell table:style-name="Table1.A2" office:value-type="string">
            <text:p text:style-name="P23">10.1, 10.2</text:p>
          </table:table-cell>
          <table:table-cell table:style-name="Table1.A2" office:value-type="string">
            <text:p text:style-name="P18">Regression</text:p>
          </table:table-cell>
          <table:table-cell table:style-name="Table1.E2" office:value-type="string">
            <text:p text:style-name="P11">H<text:span text:style-name="T3">W</text:span> 10 / Quiz <text:span text:style-name="T6">9</text:span>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12/2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>Extra-credit Presentations</text:p>
            <text:p text:style-name="P28">Final Review</text:p>
          </table:table-cell>
          <table:table-cell table:style-name="Table1.E2" office:value-type="string">
            <text:p text:style-name="P16">HW 11 / Quiz 10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6">12/9</text:p>
          </table:table-cell>
          <table:table-cell table:style-name="Table1.A2" office:value-type="string">
            <text:p text:style-name="P27">No Class</text:p>
          </table:table-cell>
          <table:table-cell table:style-name="Table1.A2" office:value-type="string">
            <text:p text:style-name="P26"/>
          </table:table-cell>
          <table:table-cell table:style-name="Table1.E2" office:value-type="string">
            <text:p text:style-name="P13">Quiz <text:span text:style-name="T6">11</text:span></text:p>
            <text:p text:style-name="P7"><text:span text:style-name="T5">Final </text:span>(Ch 1-11<text:span text:style-name="T7">)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yne</meta:initial-creator>
    <meta:creation-date>2017-04-12T17:15:25.881970950</meta:creation-date>
    <dc:date>2019-08-25T17:17:54.986510873</dc:date>
    <meta:editing-duration>P12DT1H55M2S</meta:editing-duration>
    <meta:editing-cycles>31</meta:editing-cycles>
    <meta:generator>LibreOffice/5.1.6.2$Linux_X86_64 LibreOffice_project/10m0$Build-2</meta:generator>
    <meta:document-statistic meta:table-count="1" meta:image-count="0" meta:object-count="0" meta:page-count="1" meta:paragraph-count="81" meta:word-count="204" meta:character-count="1014" meta:non-whitespace-character-count="890"/>
  </office:meta>
</office:document-meta>
</file>